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4/10/11</text:p>
      <text:p text:style-name="Standard">Day 1</text:p>
      <text:p text:style-name="Standard"/>
      <text:p text:style-name="P1">Installing in Linux:</text:p>
      <text:p text:style-name="Standard">static packages - like skype</text:p>
      <text:p text:style-name="Standard">sudo apt-get install (package name) </text:p>
      <text:p text:style-name="Standard"/>
      <text:p text:style-name="P1">Conditional Statements:</text:p>
      <text:p text:style-name="P2"/>
      <text:p text:style-name="P2">if (conditional):</text:p>
      <text:p text:style-name="P2"><text:tab/>if (conditional):</text:p>
      <text:p text:style-name="P2"><text:tab/><text:tab/>action</text:p>
      <text:p text:style-name="P2"><text:tab/>else:</text:p>
      <text:p text:style-name="P2"><text:tab/><text:tab/>action</text:p>
      <text:p text:style-name="P2">else:</text:p>
      <text:p text:style-name="P2"><text:tab/>if (conditional):</text:p>
      <text:p text:style-name="P2"><text:tab/><text:tab/>action</text:p>
      <text:p text:style-name="P2"><text:tab/>else:</text:p>
      <text:p text:style-name="P2"><text:tab/><text:tab/>action</text:p>
      <text:p text:style-name="P2"/>
      <text:p text:style-name="P3">or</text:p>
      <text:p text:style-name="P4"/>
      <text:p text:style-name="P4">if (conditional) and (conditional):</text:p>
      <text:p text:style-name="P4"><text:tab/>action</text:p>
      <text:p text:style-name="P4">if (conditional) and (conditional):</text:p>
      <text:p text:style-name="P4"><text:tab/>action</text:p>
      <text:p text:style-name="P4">if (conditional) and (conditional):</text:p>
      <text:p text:style-name="P4"><text:tab/>action</text:p>
      <text:p text:style-name="P4">if (conditional) and (conditional):</text:p>
      <text:p text:style-name="P4"><text:tab/>action</text:p>
      <text:p text:style-name="P4"/>
      <text:p text:style-name="P6">Loops:</text:p>
      <text:p text:style-name="P4">for i in range(10):</text:p>
      <text:p text:style-name="P4"><text:tab/>print i<text:line-break/></text:p>
      <text:p text:style-name="P3"><text:span text:style-name="T1">for i in range (0,100, </text:span><text:span text:style-name="T3">3</text:span><text:span text:style-name="T1">) ← This is the step of the loop</text:span></text:p>
      <text:p text:style-name="P4"><text:tab/>print i </text:p>
      <text:p text:style-name="P4"/>
      <text:p text:style-name="P4">for i in range(10,10,3) ← This doesn't do anything as this is a strictly &lt; operator</text:p>
      <text:p text:style-name="P4"><text:tab/>print i </text:p>
      <text:p text:style-name="P4"/>
      <text:p text:style-name="P4">my_list =[1,1,2,3,5,8]</text:p>
      <text:p text:style-name="P4">for value in my_list:</text:p>
      <text:p text:style-name="P4"><text:tab/>print value, ← this comma ensures that there is no new line after the print</text:p>
      <text:p text:style-name="P4"/>
      <text:p text:style-name="P4">for value in my_list[:4]:</text:p>
      <text:p text:style-name="P4"><text:tab/>print value</text:p>
      <text:p text:style-name="P4"/>
      <text:p text:style-name="P4">for character in my_string:</text:p>
      <text:p text:style-name="P4"><text:soft-page-break/><text:tab/>print ord(character)</text:p>
      <text:p text:style-name="P4"/>
      <text:p text:style-name="P4">Note: ord(letters) is ascii</text:p>
      <text:p text:style-name="P4"/>
      <text:p text:style-name="P4">my_list = [1, 1, 2, 3, 5, 8]</text:p>
      <text:p text:style-name="P4">for i in range (0, len(my_list)):</text:p>
      <text:p text:style-name="P4"><text:tab/>my_list[i] = 10</text:p>
      <text:p text:style-name="P4"/>
      <text:p text:style-name="P6">While – use when you don't know when something is going to end</text:p>
      <text:p text:style-name="P4">count = 0</text:p>
      <text:p text:style-name="P4">while count &lt;10:</text:p>
      <text:p text:style-name="P4"><text:tab/>print count</text:p>
      <text:p text:style-name="P4"><text:tab/>count += 1</text:p>
      <text:p text:style-name="P3"><text:span text:style-name="T1"><text:line-break/></text:span><text:span text:style-name="T2">Functions:</text:span></text:p>
      <text:p text:style-name="P4">def get.bin (passing variables):</text:p>
      <text:p text:style-name="P4"><text:tab/>Function body</text:p>
      <text:p text:style-name="P4"><text:tab/>return something</text:p>
      <text:p text:style-name="P4"/>
      <text:p text:style-name="P4">functions are stored above the body of the code</text:p>
      <text:p text:style-name="P4"/>
      <text:p text:style-name="P6">docstring:</text:p>
      <text:p text:style-name="P4"/>
      <text:p text:style-name="P4">'''This file does....'''</text:p>
      <text:p text:style-name="P4">_author_ = “Bob”</text:p>
      <text:p text:style-name="P4">_version_ = 0.1</text:p>
      <text:p text:style-name="P4"/>
      <text:p text:style-name="P4">#test.py</text:p>
      <text:p text:style-name="P4">def average(numbers):</text:p>
      <text:p text:style-name="P4"><text:tab/>'''This function computes the average of a list of numbers'''</text:p>
      <text:p text:style-name="P4"><text:tab/>return float (sum(numbers))/ len(numbers)</text:p>
      <text:p text:style-name="P4"/>
      <text:p text:style-name="P4">in python interface</text:p>
      <text:p text:style-name="P4">&gt;&gt;&gt;&gt;help(test.average)</text:p>
      <text:p text:style-name="P4"/>
      <text:p text:style-name="P6">Automated documentation with pydoc:</text:p>
      <text:p text:style-name="P4">pydoc -w test</text:p>
      <text:p text:style-name="P4"/>
      <text:p text:style-name="P4">pydoc -g ← graphical interf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</meta:initial-creator>
    <meta:creation-date>2011-10-04T09:31:26</meta:creation-date>
    <dc:date>2011-10-06T09:34:30</dc:date>
    <dc:creator>Stephen </dc:creator>
    <meta:editing-duration>PT1H48M35S</meta:editing-duration>
    <meta:editing-cycles>10</meta:editing-cycles>
    <meta:generator>LibreOffice/3.3$Linux LibreOffice_project/330m19$Build-301</meta:generator>
    <meta:document-statistic meta:table-count="0" meta:image-count="0" meta:object-count="0" meta:page-count="2" meta:paragraph-count="66" meta:word-count="233" meta:character-count="1439"/>
  </office:meta>
</office:document-meta>
</file>